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lassic Concurrency Problems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utual Exclus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How do we stop more than one thread accessing a variable at the same time?</text:p>
              </text:list-item>
              <text:list-item>
                <text:p>e.g. int count=0</text:p>
                <text:list>
                  <text:list-item>
                    <text:p>We want (or more) threads to use this variable but make sure only one can assign it a new value at a time</text:p>
                  </text:list-item>
                </text:list>
              </text:list-item>
              <text:list-item>
                <text:p>Show how this can be achieved using a semaphore</text:p>
                <text:list>
                  <text:list-item>
                    <text:p>Do it now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ultiplex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2">
              <text:list-item>
                <text:p>Generalise mutual exclusion solution to allow a maximum of N threads access a critical section</text:p>
                <text:list>
                  <text:list-item>
                    <text:p>Critical section is a block of code that we need to restrict concurrent access 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arrier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2">
              <text:list-item>
                <text:p>Rendezvous only works for two threads</text:p>
              </text:list-item>
              <text:list-item>
                <text:p>A barrier works for N threads</text:p>
                <text:list>
                  <text:list-item>
                    <text:p>When first N-1 threads arrive at barrier they are blocked</text:p>
                  </text:list-item>
                  <text:list-item>
                    <text:p>When the Nth thread arrives they all contin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arrier Hint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2">
              <text:list-item>
                <text:p>We will need to keep track of the number of threads who have reached the barrier</text:p>
                <text:list>
                  <text:list-item>
                    <text:p>This counter will be shared by all threa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7T20:36:31.846388815</meta:creation-date>
    <meta:editing-duration>PT11M38S</meta:editing-duration>
    <meta:editing-cycles>3</meta:editing-cycles>
    <meta:generator>LibreOffice/5.1.6.2$Linux_X86_64 LibreOffice_project/10m0$Build-2</meta:generator>
    <dc:date>2017-10-09T10:54:13.819734661</dc:date>
    <meta:document-statistic meta:object-count="57"/>
    <meta:template xlink:type="simple" xlink:actuate="onRequest" xlink:title="Alizarin" xlink:href="../../../../../../../usr/lib/libreoffice/share/template/common/presnt/Alizarin.otp" meta:date="2017-09-27T20:36:31.70181108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